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498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66cm" fo:break-before="auto" style:use-optimal-row-height="tru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cm" fo:break-before="auto" style:use-optimal-row-height="true"/>
    </style:style>
    <style:style style:name="ro13" style:family="table-row">
      <style:table-row-properties style:row-height="1.822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ro16" style:family="table-row">
      <style:table-row-properties style:row-height="1.917cm" fo:break-before="auto" style:use-optimal-row-height="true"/>
    </style:style>
    <style:style style:name="ro17" style:family="table-row">
      <style:table-row-properties style:row-height="1.559cm" fo:break-before="auto" style:use-optimal-row-height="true"/>
    </style:style>
    <style:style style:name="ro18" style:family="table-row">
      <style:table-row-properties style:row-height="1.785cm" fo:break-before="auto" style:use-optimal-row-height="true"/>
    </style:style>
    <style:style style:name="ro19" style:family="table-row">
      <style:table-row-properties style:row-height="2.256cm" fo:break-before="auto" style:use-optimal-row-height="true"/>
    </style:style>
    <style:style style:name="ro20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9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2" draw:text-style-name="P2" svg:width="26.391cm" svg:height="7.303cm" svg:x="502.277cm" svg:y="444.552cm">
            <draw:text-box>
              <text:p><text:span text:style-name="T2">Actualizar.-</text:span></text:p>
            </draw:text-box>
          </draw:frame>
          <draw:frame draw:z-index="54" draw:style-name="gr2" draw:text-style-name="P2" svg:width="26.391cm" svg:height="7.303cm" svg:x="469.068cm" svg:y="444.552cm">
            <draw:text-box>
              <text:p><text:span text:style-name="T2">Actualizar.-</text:span></text:p>
            </draw:text-box>
          </draw:frame>
          <draw:frame draw:z-index="55" draw:style-name="gr2" draw:text-style-name="P2" svg:width="26.391cm" svg:height="7.303cm" svg:x="435.86cm" svg:y="444.552cm">
            <draw:text-box>
              <text:p><text:span text:style-name="T2">Actualizar.-</text:span></text:p>
            </draw:text-box>
          </draw:frame>
          <draw:frame draw:z-index="56" draw:style-name="gr2" draw:text-style-name="P2" svg:width="26.391cm" svg:height="7.303cm" svg:x="402.652cm" svg:y="444.552cm">
            <draw:text-box>
              <text:p><text:span text:style-name="T2">Actualizar.-</text:span></text:p>
            </draw:text-box>
          </draw:frame>
          <draw:frame draw:z-index="57" draw:style-name="gr2" draw:text-style-name="P2" svg:width="26.391cm" svg:height="7.303cm" svg:x="369.443cm" svg:y="444.552cm">
            <draw:text-box>
              <text:p><text:span text:style-name="T2">Actualizar.-</text:span></text:p>
            </draw:text-box>
          </draw:frame>
          <draw:frame draw:z-index="58" draw:style-name="gr2" draw:text-style-name="P2" svg:width="26.391cm" svg:height="7.303cm" svg:x="336.235cm" svg:y="444.552cm">
            <draw:text-box>
              <text:p><text:span text:style-name="T2">Actualizar.-</text:span></text:p>
            </draw:text-box>
          </draw:frame>
          <draw:frame draw:z-index="59" draw:style-name="gr2" draw:text-style-name="P2" svg:width="26.391cm" svg:height="7.303cm" svg:x="303.027cm" svg:y="444.552cm">
            <draw:text-box>
              <text:p><text:span text:style-name="T2">Actualizar.-</text:span></text:p>
            </draw:text-box>
          </draw:frame>
          <draw:frame draw:z-index="60" draw:style-name="gr2" draw:text-style-name="P2" svg:width="26.391cm" svg:height="7.303cm" svg:x="269.818cm" svg:y="444.552cm">
            <draw:text-box>
              <text:p><text:span text:style-name="T2">Actualizar.-</text:span></text:p>
            </draw:text-box>
          </draw:frame>
          <draw:frame draw:z-index="61" draw:style-name="gr2" draw:text-style-name="P2" svg:width="26.391cm" svg:height="7.303cm" svg:x="236.61cm" svg:y="444.552cm">
            <draw:text-box>
              <text:p><text:span text:style-name="T2">Actualizar.-</text:span></text:p>
            </draw:text-box>
          </draw:frame>
          <draw:frame draw:z-index="62" draw:style-name="gr2" draw:text-style-name="P2" svg:width="26.391cm" svg:height="7.303cm" svg:x="203.402cm" svg:y="444.552cm">
            <draw:text-box>
              <text:p><text:span text:style-name="T2">Actualizar.-</text:span></text:p>
            </draw:text-box>
          </draw:frame>
          <draw:frame draw:z-index="63" draw:style-name="gr2" draw:text-style-name="P2" svg:width="26.391cm" svg:height="7.303cm" svg:x="170.193cm" svg:y="444.552cm">
            <draw:text-box>
              <text:p><text:span text:style-name="T2">Actualizar.-</text:span></text:p>
            </draw:text-box>
          </draw:frame>
          <draw:frame draw:z-index="64" draw:style-name="gr2" draw:text-style-name="P2" svg:width="26.391cm" svg:height="7.303cm" svg:x="136.986cm" svg:y="444.552cm">
            <draw:text-box>
              <text:p><text:span text:style-name="T2">Actualizar.-</text:span></text:p>
            </draw:text-box>
          </draw:frame>
          <draw:frame draw:z-index="65" draw:style-name="gr2" draw:text-style-name="P2" svg:width="26.391cm" svg:height="7.303cm" svg:x="103.777cm" svg:y="444.552cm">
            <draw:text-box>
              <text:p><text:span text:style-name="T2">Actualizar.-</text:span></text:p>
            </draw:text-box>
          </draw:frame>
          <draw:frame draw:z-index="66" draw:style-name="gr2" draw:text-style-name="P2" svg:width="26.391cm" svg:height="7.303cm" svg:x="37.347cm" svg:y="444.575cm">
            <draw:text-box>
              <text:p><text:span text:style-name="T2">Actualizar.-</text:span></text:p>
            </draw:text-box>
          </draw:frame>
          <draw:frame draw:z-index="67" draw:style-name="gr2" draw:text-style-name="P2" svg:width="26.391cm" svg:height="7.303cm" svg:x="70.544cm" svg:y="444.575cm">
            <draw:text-box>
              <text:p><text:span text:style-name="T2">Actualizar.-</text:span></text:p>
            </draw:text-box>
          </draw:frame>
          <draw:frame draw:z-index="68" draw:style-name="gr2" draw:text-style-name="P2" svg:width="26.391cm" svg:height="7.303cm" svg:x="4.15cm" svg:y="444.731cm">
            <draw:text-box>
              <text:p><text:span text:style-name="T2">Actualizar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9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Alph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9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Omeg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ambd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32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9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9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9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9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tryFlex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10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1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1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1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16">
          <table:table-cell table:style-name="ce11" office:value-type="string" calcext:value-type="string">
            <text:p><text:span text:style-name="T4">1 SEMANA = 168 </text:span></text:p>
            <text:p><text:span text:style-name="T4">HORAS.</text:span></text:p>
            <text:p><text:span text:style-name="T4">56 HORAS POR</text:span></text:p>
            <text:p><text:span text:style-name="T4">3 MÓDULOS.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17"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8"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6"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7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9"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9">
          <table:table-cell table:number-columns-repeated="4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20"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19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19"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 office:value-type="string" calcext:value-type="string">
            <text:p><text:span text:style-name="T6">18:00hs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19"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Espacio de</text:span></text:p>
            <text:p><text:span text:style-name="T6">Juego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19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19"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09:08:12.7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9-19T09:57:01.924000000</dc:date>
    <meta:editing-duration>PT4H10M44S</meta:editing-duration>
    <meta:editing-cycles>37</meta:editing-cycles>
    <meta:generator>LibreOffice/7.3.3.2$Windows_X86_64 LibreOffice_project/d1d0ea68f081ee2800a922cac8f79445e4603348</meta:generator>
    <meta:document-statistic meta:table-count="1" meta:cell-count="10050" meta:object-count="69"/>
  </office:meta>
</office:document-meta>
</file>